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2" office:value-type="string" calcext:value-type="string">
            <text:p>uiapp</text:p>
          </table:table-cell>
          <table:table-cell table:style-name="ce44" office:value-type="string" calcext:value-type="string">
            <text:p>Create angular material button and toggle button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2" office:value-type="string" calcext:value-type="string">
            <text:p>uiapp</text:p>
          </table:table-cell>
          <table:table-cell table:style-name="ce44" office:value-type="string" calcext:value-type="string">
            <text:p>Create angular material icon and typography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2" office:value-type="string" calcext:value-type="string">
            <text:p>uiapp</text:p>
          </table:table-cell>
          <table:table-cell table:style-name="ce44" office:value-type="string" calcext:value-type="string">
            <text:p>Create angular material badges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2" office:value-type="string" calcext:value-type="string">
            <text:p>uiapp</text:p>
          </table:table-cell>
          <table:table-cell table:style-name="ce44" office:value-type="string" calcext:value-type="string">
            <text:p>Create angular material progress spinner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2" office:value-type="string" calcext:value-type="string">
            <text:p>uiapp</text:p>
          </table:table-cell>
          <table:table-cell table:style-name="ce18" office:value-type="string" calcext:value-type="string">
            <text:p>Create angular material navbar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2" office:value-type="string" calcext:value-type="string">
            <text:p>uiapp</text:p>
          </table:table-cell>
          <table:table-cell table:style-name="ce19" office:value-type="string" calcext:value-type="string">
            <text:p>Create angular material sidenav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2" office:value-type="string" calcext:value-type="string">
            <text:p>uiapp</text:p>
          </table:table-cell>
          <table:table-cell table:style-name="ce18" office:value-type="string" calcext:value-type="string">
            <text:p>Create angular material matmenu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2" office:value-type="string" calcext:value-type="string">
            <text:p>uiapp</text:p>
          </table:table-cell>
          <table:table-cell table:style-name="ce18" office:value-type="string" calcext:value-type="string">
            <text:p>Create angular material list and grid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2"/>
          <table:table-cell table:style-name="ce45"/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7H50M00S" calcext:value-type="time">
            <text:p>17:5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17:43:22.531903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6-18T17:43:45.368660915</dc:date>
    <meta:editing-cycles>89</meta:editing-cycles>
    <meta:editing-duration>PT6H18M12S</meta:editing-duration>
    <meta:generator>LibreOffice/6.4.7.2$Linux_X86_64 LibreOffice_project/40$Build-2</meta:generator>
    <meta:document-statistic meta:table-count="1" meta:cell-count="38" meta:object-count="0"/>
  </office:meta>
</office:document-meta>
</file>